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0B6C41588D625DC4.png" manifest:media-type="image/png"/>
  <manifest:file-entry manifest:full-path="Pictures/10000000000001C2000000F70CBA80C876BA71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text-properties officeooo:paragraph-rsid="007127be"/>
    </style:style>
    <style:style style:name="P14" style:family="paragraph" style:parent-style-name="Text_20_body">
      <style:text-properties officeooo:rsid="007d4ed0" officeooo:paragraph-rsid="008108e2"/>
    </style:style>
    <style:style style:name="P15" style:family="paragraph" style:parent-style-name="Text_20_body">
      <style:text-properties officeooo:rsid="007f4854" officeooo:paragraph-rsid="007d4ed0"/>
    </style:style>
    <style:style style:name="P16" style:family="paragraph" style:parent-style-name="Text_20_body">
      <style:text-properties officeooo:rsid="007f4854" officeooo:paragraph-rsid="007f4854"/>
    </style:style>
    <style:style style:name="P17" style:family="paragraph" style:parent-style-name="Text_20_body">
      <style:text-properties officeooo:rsid="007f4854" officeooo:paragraph-rsid="0077fa22"/>
    </style:style>
    <style:style style:name="P18" style:family="paragraph" style:parent-style-name="Text_20_body">
      <style:text-properties officeooo:rsid="008108e2" officeooo:paragraph-rsid="008108e2"/>
    </style:style>
    <style:style style:name="P19" style:family="paragraph" style:parent-style-name="Text_20_body">
      <style:text-properties officeooo:rsid="008108e2" officeooo:paragraph-rsid="0085e023"/>
    </style:style>
    <style:style style:name="P20" style:family="paragraph" style:parent-style-name="Text_20_body">
      <style:text-properties officeooo:rsid="0082d931" officeooo:paragraph-rsid="0082d931"/>
    </style:style>
    <style:style style:name="P21" style:family="paragraph" style:parent-style-name="Text_20_body">
      <style:text-properties officeooo:paragraph-rsid="0082d931"/>
    </style:style>
    <style:style style:name="P22" style:family="paragraph" style:parent-style-name="Text_20_body">
      <style:text-properties fo:font-weight="bold" officeooo:rsid="0082d931" officeooo:paragraph-rsid="0082d931" style:font-weight-asian="bold" style:font-weight-complex="bold"/>
    </style:style>
    <style:style style:name="P23" style:family="paragraph" style:parent-style-name="Text_20_body">
      <style:text-properties fo:font-weight="bold" officeooo:rsid="00843096" officeooo:paragraph-rsid="00843096" style:font-weight-asian="bold" style:font-weight-complex="bold"/>
    </style:style>
    <style:style style:name="P24" style:family="paragraph" style:parent-style-name="Text_20_body">
      <style:text-properties fo:font-weight="bold" officeooo:rsid="0085e023" officeooo:paragraph-rsid="0085e023" style:font-weight-asian="bold" style:font-weight-complex="bold"/>
    </style:style>
    <style:style style:name="P25" style:family="paragraph" style:parent-style-name="Text_20_body">
      <style:text-properties fo:font-weight="bold" officeooo:rsid="00869f2b" officeooo:paragraph-rsid="00869f2b" style:font-weight-asian="bold" style:font-weight-complex="bold"/>
    </style:style>
    <style:style style:name="P26" style:family="paragraph" style:parent-style-name="Text_20_body">
      <style:text-properties fo:font-weight="bold" officeooo:rsid="00869f2b" officeooo:paragraph-rsid="00886dc7" style:font-weight-asian="bold" style:font-weight-complex="bold"/>
    </style:style>
    <style:style style:name="P27" style:family="paragraph" style:parent-style-name="Text_20_body">
      <style:text-properties fo:font-weight="bold" officeooo:rsid="00869f2b" officeooo:paragraph-rsid="00896b5b" style:font-weight-asian="bold" style:font-weight-complex="bold"/>
    </style:style>
    <style:style style:name="P28" style:family="paragraph" style:parent-style-name="Text_20_body">
      <style:text-properties fo:font-weight="bold" officeooo:rsid="00869f2b" officeooo:paragraph-rsid="008f40f9" style:font-weight-asian="bold" style:font-weight-complex="bold"/>
    </style:style>
    <style:style style:name="P29" style:family="paragraph" style:parent-style-name="Text_20_body">
      <style:text-properties officeooo:rsid="00843096" officeooo:paragraph-rsid="00843096"/>
    </style:style>
    <style:style style:name="P30" style:family="paragraph" style:parent-style-name="Text_20_body">
      <style:text-properties officeooo:rsid="00869f2b" officeooo:paragraph-rsid="00869f2b"/>
    </style:style>
    <style:style style:name="P31" style:family="paragraph" style:parent-style-name="Text_20_body">
      <style:text-properties officeooo:rsid="00869f2b" officeooo:paragraph-rsid="00886dc7"/>
    </style:style>
    <style:style style:name="P32" style:family="paragraph" style:parent-style-name="Text_20_body">
      <style:text-properties officeooo:rsid="00869f2b" officeooo:paragraph-rsid="00896b5b"/>
    </style:style>
    <style:style style:name="P33" style:family="paragraph" style:parent-style-name="Text_20_body">
      <style:text-properties officeooo:rsid="00886dc7" officeooo:paragraph-rsid="00886dc7"/>
    </style:style>
    <style:style style:name="P34" style:family="paragraph" style:parent-style-name="Text_20_body">
      <style:text-properties officeooo:rsid="00886dc7" officeooo:paragraph-rsid="00896b5b"/>
    </style:style>
    <style:style style:name="P35" style:family="paragraph" style:parent-style-name="Text_20_body">
      <style:text-properties officeooo:rsid="00886dc7" officeooo:paragraph-rsid="008f40f9"/>
    </style:style>
    <style:style style:name="P36" style:family="paragraph" style:parent-style-name="Text_20_body">
      <style:text-properties officeooo:paragraph-rsid="00896b5b"/>
    </style:style>
    <style:style style:name="P37" style:family="paragraph" style:parent-style-name="Text_20_body">
      <style:text-properties fo:language="es" fo:country="ES" officeooo:rsid="00718a79" officeooo:paragraph-rsid="00896b5b"/>
    </style:style>
    <style:style style:name="P38" style:family="paragraph" style:parent-style-name="Text_20_body">
      <style:text-properties officeooo:rsid="00896b5b" officeooo:paragraph-rsid="00896b5b"/>
    </style:style>
    <style:style style:name="P39" style:family="paragraph" style:parent-style-name="Text_20_body">
      <style:text-properties officeooo:rsid="00896b5b" officeooo:paragraph-rsid="008f40f9"/>
    </style:style>
    <style:style style:name="P40" style:family="paragraph" style:parent-style-name="Text_20_body">
      <style:text-properties officeooo:rsid="0089e3d1" officeooo:paragraph-rsid="00896b5b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90f9f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89e3d1" officeooo:paragraph-rsid="0089e3d1"/>
    </style:style>
    <style:style style:name="P4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Notas_20_Informativas">
      <style:text-properties officeooo:rsid="0078c76a" officeooo:paragraph-rsid="0078c76a"/>
    </style:style>
    <style:style style:name="P50" style:family="paragraph" style:parent-style-name="Código">
      <style:text-properties officeooo:paragraph-rsid="008645c4"/>
    </style:style>
    <style:style style:name="P51" style:family="paragraph" style:parent-style-name="Código">
      <style:text-properties officeooo:paragraph-rsid="00869f2b"/>
    </style:style>
    <style:style style:name="P52" style:family="paragraph" style:parent-style-name="Código">
      <style:text-properties officeooo:paragraph-rsid="00886dc7"/>
    </style:style>
    <style:style style:name="P53" style:family="paragraph" style:parent-style-name="Código">
      <style:text-properties officeooo:rsid="00896b5b" officeooo:paragraph-rsid="00896b5b"/>
    </style:style>
    <style:style style:name="P54" style:family="paragraph" style:parent-style-name="Código">
      <style:text-properties officeooo:paragraph-rsid="008f40f9"/>
    </style:style>
    <style:style style:name="P55" style:family="paragraph" style:parent-style-name="Standard" style:master-page-name="First_20_Page">
      <style:paragraph-properties style:page-number="auto"/>
    </style:style>
    <style:style style:name="P56" style:family="paragraph" style:parent-style-name="Standard">
      <style:text-properties officeooo:paragraph-rsid="0096dc4a"/>
    </style:style>
    <style:style style:name="P57" style:family="paragraph" style:parent-style-name="Text_20_body" style:list-style-name="L1">
      <style:text-properties officeooo:rsid="007d4ed0" officeooo:paragraph-rsid="008108e2"/>
    </style:style>
    <style:style style:name="P58" style:family="paragraph" style:parent-style-name="Text_20_body" style:list-style-name="L1">
      <style:text-properties officeooo:rsid="008108e2" officeooo:paragraph-rsid="008108e2"/>
    </style:style>
    <style:style style:name="P59" style:family="paragraph" style:parent-style-name="Text_20_body" style:list-style-name="L2">
      <style:text-properties officeooo:rsid="007f4854" officeooo:paragraph-rsid="007f4854"/>
    </style:style>
    <style:style style:name="P60" style:family="paragraph" style:parent-style-name="Text_20_body" style:list-style-name="L3">
      <style:text-properties officeooo:rsid="007f4854" officeooo:paragraph-rsid="007f4854"/>
    </style:style>
    <style:style style:name="P61" style:family="paragraph" style:parent-style-name="Text_20_body" style:list-style-name="L4">
      <style:text-properties officeooo:paragraph-rsid="0082d931"/>
    </style:style>
    <style:style style:name="P62" style:family="paragraph" style:parent-style-name="Text_20_body" style:list-style-name="L4">
      <style:text-properties officeooo:rsid="0082d931" officeooo:paragraph-rsid="0082d931"/>
    </style:style>
    <style:style style:name="P63" style:family="paragraph" style:parent-style-name="Text_20_body" style:list-style-name="L5">
      <style:text-properties officeooo:rsid="00869f2b" officeooo:paragraph-rsid="00869f2b"/>
    </style:style>
    <style:style style:name="P64" style:family="paragraph" style:parent-style-name="Text_20_body" style:list-style-name="L6">
      <style:text-properties officeooo:rsid="00886dc7" officeooo:paragraph-rsid="00886dc7"/>
    </style:style>
    <style:style style:name="P65" style:family="paragraph" style:parent-style-name="Text_20_body">
      <style:text-properties officeooo:rsid="00962ac3" officeooo:paragraph-rsid="00962ac3"/>
    </style:style>
    <style:style style:name="P66" style:family="paragraph" style:parent-style-name="Text_20_body">
      <style:text-properties officeooo:rsid="00962ac3" officeooo:paragraph-rsid="0096dc4a"/>
    </style:style>
    <style:style style:name="P67" style:family="paragraph" style:parent-style-name="Text_20_body" style:list-style-name="L8">
      <style:text-properties officeooo:paragraph-rsid="0096dc4a"/>
    </style:style>
    <style:style style:name="P68" style:family="paragraph" style:parent-style-name="Text_20_body">
      <style:text-properties officeooo:paragraph-rsid="0096dc4a"/>
    </style:style>
    <style:style style:name="P69" style:family="paragraph" style:parent-style-name="Text_20_body">
      <style:text-properties officeooo:paragraph-rsid="00980ea3"/>
    </style:style>
    <style:style style:name="P70" style:family="paragraph" style:parent-style-name="Text_20_body">
      <style:text-properties officeooo:paragraph-rsid="0099ad03"/>
    </style:style>
    <style:style style:name="P71" style:family="paragraph" style:parent-style-name="Text_20_body">
      <style:text-properties officeooo:paragraph-rsid="008f40f9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89e3d1" officeooo:paragraph-rsid="0090f9fa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96dc4a" officeooo:paragraph-rsid="0096dc4a"/>
    </style:style>
    <style:style style:name="P74" style:family="paragraph" style:parent-style-name="Heading_20_1">
      <style:text-properties officeooo:rsid="00777cb9" officeooo:paragraph-rsid="00777cb9"/>
    </style:style>
    <style:style style:name="P75" style:family="paragraph" style:parent-style-name="Heading_20_1">
      <style:text-properties officeooo:rsid="007f4854" officeooo:paragraph-rsid="007f4854"/>
    </style:style>
    <style:style style:name="P76" style:family="paragraph" style:parent-style-name="Heading_20_1" style:list-style-name="">
      <style:paragraph-properties fo:text-align="start" style:justify-single-word="false"/>
      <style:text-properties officeooo:rsid="008108e2" officeooo:paragraph-rsid="008108e2"/>
    </style:style>
    <style:style style:name="P77" style:family="paragraph" style:parent-style-name="Heading_20_1">
      <style:text-properties fo:font-weight="normal" officeooo:rsid="0082d931" officeooo:paragraph-rsid="00843096" style:font-weight-asian="normal" style:font-weight-complex="normal"/>
    </style:style>
    <style:style style:name="P78" style:family="paragraph" style:parent-style-name="Heading_20_1">
      <style:text-properties officeooo:rsid="00869f2b" officeooo:paragraph-rsid="00869f2b"/>
    </style:style>
    <style:style style:name="P79" style:family="paragraph" style:parent-style-name="Heading_20_1">
      <style:text-properties officeooo:paragraph-rsid="008f40f9"/>
    </style:style>
    <style:style style:name="P80" style:family="paragraph" style:parent-style-name="Heading_20_1">
      <style:text-properties officeooo:rsid="001f42c5" officeooo:paragraph-rsid="00869f2b"/>
    </style:style>
    <style:style style:name="P81" style:family="paragraph" style:parent-style-name="Heading_20_1">
      <style:text-properties officeooo:paragraph-rsid="0060fecb"/>
    </style:style>
    <style:style style:name="P82" style:family="paragraph" style:parent-style-name="Heading_20_1">
      <style:paragraph-properties fo:break-before="page"/>
      <style:text-properties officeooo:rsid="008108e2" officeooo:paragraph-rsid="008108e2"/>
    </style:style>
    <style:style style:name="P83" style:family="paragraph" style:parent-style-name="Notas_20_Informativas">
      <style:text-properties officeooo:rsid="0078c76a" officeooo:paragraph-rsid="009b45e2"/>
    </style:style>
    <style:style style:name="P8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85" style:family="paragraph" style:parent-style-name="Heading_20_2">
      <style:text-properties officeooo:rsid="00869f2b" officeooo:paragraph-rsid="00869f2b"/>
    </style:style>
    <style:style style:name="P86" style:family="paragraph" style:parent-style-name="Heading_20_2">
      <style:text-properties officeooo:rsid="00886dc7" officeooo:paragraph-rsid="00886dc7"/>
    </style:style>
    <style:style style:name="P87" style:family="paragraph" style:parent-style-name="Heading_20_2">
      <style:text-properties officeooo:rsid="00896b5b" officeooo:paragraph-rsid="00896b5b"/>
    </style:style>
    <style:style style:name="P8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89" style:family="paragraph" style:parent-style-name="Código">
      <style:text-properties officeooo:paragraph-rsid="00962ac3"/>
    </style:style>
    <style:style style:name="P90" style:family="paragraph" style:parent-style-name="Código">
      <style:text-properties officeooo:paragraph-rsid="0096dc4a"/>
    </style:style>
    <style:style style:name="P91" style:family="paragraph" style:parent-style-name="Código">
      <style:text-properties officeooo:paragraph-rsid="009b202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2ad048" style:font-size-asian="12pt" style:font-size-complex="12pt"/>
    </style:style>
    <style:style style:name="T9" style:family="text">
      <style:text-properties officeooo:rsid="0016fc63"/>
    </style:style>
    <style:style style:name="T10" style:family="text">
      <style:text-properties officeooo:rsid="0060fecb"/>
    </style:style>
    <style:style style:name="T11" style:family="text">
      <style:text-properties officeooo:rsid="0062ab6d"/>
    </style:style>
    <style:style style:name="T12" style:family="text">
      <style:text-properties fo:language="es" fo:country="ES" officeooo:rsid="007127be"/>
    </style:style>
    <style:style style:name="T13" style:family="text">
      <style:text-properties fo:language="es" fo:country="ES" officeooo:rsid="00896b5b"/>
    </style:style>
    <style:style style:name="T14" style:family="text">
      <style:text-properties officeooo:rsid="008108e2"/>
    </style:style>
    <style:style style:name="T15" style:family="text">
      <style:text-properties officeooo:rsid="0082d931"/>
    </style:style>
    <style:style style:name="T16" style:family="text">
      <style:text-properties officeooo:rsid="0085e023"/>
    </style:style>
    <style:style style:name="T17" style:family="text">
      <style:text-properties officeooo:rsid="008645c4"/>
    </style:style>
    <style:style style:name="T18" style:family="text">
      <style:text-properties officeooo:rsid="00869f2b"/>
    </style:style>
    <style:style style:name="T19" style:family="text">
      <style:text-properties officeooo:rsid="00886dc7"/>
    </style:style>
    <style:style style:name="T20" style:family="text">
      <style:text-properties officeooo:rsid="00896b5b"/>
    </style:style>
    <style:style style:name="T21" style:family="text">
      <style:text-properties officeooo:rsid="0089e3d1"/>
    </style:style>
    <style:style style:name="T22" style:family="text">
      <style:text-properties officeooo:rsid="008c9db9"/>
    </style:style>
    <style:style style:name="T23" style:family="text">
      <style:text-properties officeooo:rsid="007127be"/>
    </style:style>
    <style:style style:name="T24" style:family="text">
      <style:text-properties officeooo:rsid="008f40f9"/>
    </style:style>
    <style:style style:name="T25" style:family="text">
      <style:text-properties officeooo:rsid="0090f9fa"/>
    </style:style>
    <style:style style:name="T26" style:family="text">
      <style:text-properties officeooo:rsid="00911531"/>
    </style:style>
    <style:style style:name="T27" style:family="text">
      <style:text-properties officeooo:rsid="00957d83"/>
    </style:style>
    <style:style style:name="T28" style:family="text">
      <style:text-properties officeooo:rsid="009619ce"/>
    </style:style>
    <style:style style:name="T29" style:family="text">
      <style:text-properties officeooo:rsid="00962ac3"/>
    </style:style>
    <style:style style:name="T30" style:family="text">
      <style:text-properties style:font-name="Calibri2"/>
    </style:style>
    <style:style style:name="T31" style:family="text">
      <style:text-properties style:font-name="Calibri2" officeooo:rsid="00962ac3"/>
    </style:style>
    <style:style style:name="T32" style:family="text">
      <style:text-properties style:font-name="Calibri2" officeooo:rsid="0096dc4a"/>
    </style:style>
    <style:style style:name="T33" style:family="text">
      <style:text-properties style:font-name="Calibri2" officeooo:rsid="00980ea3"/>
    </style:style>
    <style:style style:name="T34" style:family="text">
      <style:text-properties style:font-name="Calibri2" officeooo:rsid="0099ad03"/>
    </style:style>
    <style:style style:name="T35" style:family="text">
      <style:text-properties officeooo:rsid="0096dc4a"/>
    </style:style>
    <style:style style:name="T36" style:family="text">
      <style:text-properties officeooo:rsid="009b202e"/>
    </style:style>
    <style:style style:name="T37" style:family="text">
      <style:text-properties officeooo:rsid="009b45e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5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CBA80C876BA710D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9">UNIDAD</text:span> <text:span text:style-name="T27">10</text:span>.</text:p>
      <text:p text:style-name="P9"><text:user-field-get text:name="Tema">Introducción a jQuery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Sergio García Barea</text:p>
      <text:p text:style-name="P45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48">201<text:span text:style-name="T26">8</text:span>/201<text:span text:style-name="T26">9</text:span></text:p>
      <text:p text:style-name="P47"><text:tab/><text:tab/><text:tab/><text:tab/><text:tab/><text:tab/><text:tab/><text:tab/><text:tab/><text:tab/>Versión:<text:date style:data-style-name="N104" text:date-value="2018-07-12T10:07:57.039366262">180712</text:date>.<text:time style:data-style-name="N105" text:time-value="2018-07-12T10:07:57.039593202">1003</text:time> 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44"><draw:frame draw:style-name="fr3" draw:name="gráficos3" text:anchor-type="paragraph" svg:x="0.741cm" svg:y="0cm" svg:width="2cm" svg:height="0.7cm" draw:z-index="2"><draw:image xlink:href="Pictures/1000000000000076000000290B6C41588D625DC4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41"/>
      <text:p text:style-name="Notas_20_Informativas"><text:span text:style-name="T3"> </text:span>Atención</text:p>
      <text:p text:style-name="P41"/>
      <text:p text:style-name="P49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4">1. Introducción<text:tab/>3</text:p>
          <text:p text:style-name="P84">2. Incluyendo la biblioteca jQuery<text:tab/>3</text:p>
          <text:p text:style-name="P84">3. Función $()<text:tab/>4</text:p>
          <text:p text:style-name="P84">4. Código incial en jQuery: $(document).ready<text:tab/>5</text:p>
          <text:p text:style-name="P84">5. Algunas funciones útiles<text:tab/>5</text:p>
          <text:p text:style-name="P88"><text:s/>5.1 <text:s/>CSS<text:tab/>5</text:p>
          <text:p text:style-name="P88"><text:s/>5.2 <text:s/>Filtros<text:tab/>5</text:p>
          <text:p text:style-name="P88"><text:s/>5.3 <text:s/>Modificando DOM<text:tab/>6</text:p>
          <text:p text:style-name="P88"><text:s/>5.4 <text:s/>Manejando eventos<text:tab/>6</text:p>
          <text:p text:style-name="P88"><text:s/>5.5 <text:s/>Animaciones en jQuery: mostrar/ocultar<text:tab/>7</text:p>
          <text:p text:style-name="P88"><text:s/>5.6 <text:s/>Animaciones en jQuery: modificar propiedades CSS<text:tab/>7</text:p>
          <text:p text:style-name="P84">6. AJAX en Jquery<text:tab/>8</text:p>
          <text:p text:style-name="P84">7. Material adicional<text:tab/>8</text:p>
          <text:p text:style-name="P84">8. Bibliografía<text:tab/>9</text:p>
        </text:index-body>
      </text:table-of-content>
      <text:p text:style-name="Standard"/>
      <text:p text:style-name="Standard"/>
      <text:p text:style-name="Titulo"/>
      <text:p text:style-name="P2">UD<text:user-field-get text:name="NumeroTema">10</text:user-field-get>. <text:user-field-get text:name="Tema">Introducción a jQuery</text:user-field-get></text:p>
      <text:h text:style-name="P74" text:outline-level="1">Introducción</text:h>
      <text:p text:style-name="P14">La biblioteca jQuery (página oficial <text:a xlink:type="simple" xlink:href="https://jquery.com/" text:style-name="Internet_20_link" text:visited-style-name="Visited_20_Internet_20_Link">https://jquery.com/</text:a>) es una biblioteca que <text:span text:style-name="T14">permite</text:span>:</text:p>
      <text:list xml:id="list978001444" text:style-name="L1">
        <text:list-item>
          <text:p text:style-name="P57"><text:span text:style-name="T14">S</text:span>implificar la forma de interactuar con elementos XHTML.</text:p>
        </text:list-item>
        <text:list-item>
          <text:p text:style-name="P57"><text:span text:style-name="T14">M</text:span>anipular el DOM la página.</text:p>
        </text:list-item>
        <text:list-item>
          <text:p text:style-name="P58">Trabajar con conjuntos (de forma similar a lenguajes como Python).</text:p>
        </text:list-item>
        <text:list-item>
          <text:p text:style-name="P57"><text:span text:style-name="T14">R</text:span>ealiza<text:span text:style-name="T14">r</text:span> algunas animaciones <text:span text:style-name="T14">de elementos.</text:span></text:p>
        </text:list-item>
        <text:list-item>
          <text:p text:style-name="P57"><text:span text:style-name="T14">U</text:span>tilizar la técnica AJAX.</text:p>
        </text:list-item>
      </text:list>
      <text:p text:style-name="P15">Esta biblioteca es actualmente una de las más extendidas en el desarrollo web mediante Javascript.</text:p>
      <text:h text:style-name="P75" text:outline-level="1">Incluyendo la biblioteca jQuery</text:h>
      <text:p text:style-name="P17">La biblioteca jQuery puede descargarse e incluirse localmente o incluirse online (se incluye un fichero Javascript alojado en un servidor externo).</text:p>
      <text:p text:style-name="P16">Las ventajas de incluirse online son:</text:p>
      <text:list xml:id="list1576427205" text:style-name="L2">
        <text:list-item>
          <text:p text:style-name="P59">Las inclusiones online suelen ser de sitios muy concretos y los proveedores de Internet suelen tenerlas almacenadas en cache para acceso rápido.</text:p>
        </text:list-item>
        <text:list-item>
          <text:p text:style-name="P59">Las inclusiones online te permiten tener siempre la versión actualizada sin realizar cambios.</text:p>
        </text:list-item>
      </text:list>
      <text:p text:style-name="P16">Las desventajas de incluirse online son:</text:p>
      <text:list xml:id="list2558792836" text:style-name="L3">
        <text:list-item>
          <text:p text:style-name="P60">Si la maquina cliente que quiere acceder a ella, no puede tener acceso (no hay Internet, un firewall le bloquea el acceso a la página, la página esta <text:span text:style-name="T21">caída</text:span>, etc.) no podrá ejecutar la aplicación Web.</text:p>
        </text:list-item>
        <text:list-item>
          <text:p text:style-name="P60">Si un atacante modifica el sitio web donde esta alojada la librería, podría troyanizarla creando un problema de seguridad.</text:p>
        </text:list-item>
      </text:list>
      <text:p text:style-name="P16">Para incluirla localmente, solo debemos descargarla e incluirla como un fichero “.js” más.</text:p>
      <text:p text:style-name="P16">Para incluirla online, podemos coger la referencia de sitios como <text:a xlink:type="simple" xlink:href="http://code.jquery.com/" text:style-name="Internet_20_link" text:visited-style-name="Visited_20_Internet_20_Link">http://code.jquery.com/</text:a> obteniendo un código similar a este</text:p>
      <text:p text:style-name="Código">&lt;script <text:s/>src="http://code.jquery.com/jquery-3.1.1.slim.min.js" </text:p>
      <text:p text:style-name="Código">integrity="sha256-/SIrNqv8h6QGKDuNoLGA4iret+kyesCkHGzVUUV0shc="</text:p>
      <text:p text:style-name="Código">crossorigin="anonymous"&gt;&lt;/script&gt;</text:p>
      <text:h text:style-name="P76" text:outline-level="1"/>
      <text:h text:style-name="P82" text:outline-level="1"><text:span text:style-name="T26">Función</text:span> $()</text:h>
      <text:p text:style-name="P18">La función $() es el alma del uso de jQuery y el primer concepto básico a comprender.</text:p>
      <text:p text:style-name="P18">Básicamente la función $() es una función que recibe un nombre de elemento XHTML o CSS y devuelve el elemento o conjunto de elementos que casan por lo pedido.</text:p>
      <text:p text:style-name="P22">Ejemplo</text:p>
      <text:p text:style-name="P51">$("#<text:span text:style-name="T15">prueba</text:span>"); // Devolverá el elemento con id="<text:span text:style-name="T15">prueba</text:span>"</text:p>
      <text:p text:style-name="P51">$(".<text:span text:style-name="T15">alumno</text:span>"); // Devolverá una <text:span text:style-name="T15">conjunto de elementos con</text:span> class="<text:span text:style-name="T15">alumno</text:span>"</text:p>
      <text:p text:style-name="P51">$("<text:span text:style-name="T18">div</text:span>"); // Devolverá una <text:span text:style-name="T15">conjunto de elementos con</text:span> <text:span text:style-name="T18">todos los elementos div</text:span></text:p>
      <text:p text:style-name="P20">Al elemento o conjunto de elementos obtenidos, se les pueden aplicar las distintas funciones existentes en la biblioteca.</text:p>
      <text:p text:style-name="P22">Ejemplo</text:p>
      <text:p text:style-name="Código">$(".a<text:span text:style-name="T15">lumno</text:span>").removeClass("<text:span text:style-name="T15">alumno</text:span>"<text:span text:style-name="T15">).addClass(“exAlumno”); </text:span></text:p>
      <text:p text:style-name="Código">//Hace que los elementos de la clase alumno dejen de ser parte de esa clase. La funcion removeClass devuelve los elementos afectados como conjunto y a este se le aplica assClass y en la práctica pasan a ser todos esos elementos de la clase “exAlumno.”</text:p>
      <text:p text:style-name="Código">$(".exAlumno").slideToggle("slow");</text:p>
      <text:p text:style-name="Código">// Aplica a los elementos de la clase exAlumno la posibilidad de ocultarse/mostrarse con una animación</text:p>
      <text:p text:style-name="P21">Para conocer las funciones disponibles y sus parámetros, entre otras fuentes de información podéis usar la API de jQuery <text:a xlink:type="simple" xlink:href="http://api.jquery.com/" text:style-name="Internet_20_link" text:visited-style-name="Visited_20_Internet_20_Link"><text:span text:style-name="T15">http://api.jquery.com</text:span></text:a><text:span text:style-name="T15"> que es muy completa y contiene ejemplos prácticos de los elementos documentados.</text:span></text:p>
      <text:p text:style-name="P20">Por ejemplo, las entradas concretas de las funciones utilizadas anteriormente:</text:p>
      <text:list xml:id="list1064716381" text:style-name="L4">
        <text:list-item>
          <text:p text:style-name="P61"><text:span text:style-name="T15">addClass </text:span><text:a xlink:type="simple" xlink:href="http://api.jquery.com/addClass/" text:style-name="Internet_20_link" text:visited-style-name="Visited_20_Internet_20_Link"><text:span text:style-name="T15">http://api.jquery.com/addClass/</text:span></text:a></text:p>
        </text:list-item>
        <text:list-item>
          <text:p text:style-name="P62">removeClass <text:a xlink:type="simple" xlink:href="http://api.jquery.com/removeClass/" text:style-name="Internet_20_link" text:visited-style-name="Visited_20_Internet_20_Link">http://api.jquery.com/removeClass/</text:a></text:p>
        </text:list-item>
        <text:list-item>
          <text:p text:style-name="P62">slideToggle <text:a xlink:type="simple" xlink:href="http://api.jquery.com/slidetoggle/" text:style-name="Internet_20_link" text:visited-style-name="Visited_20_Internet_20_Link">http://api.jquery.com/slidetoggle/</text:a></text:p>
        </text:list-item>
      </text:list>
      <text:p text:style-name="P19">La función $() <text:span text:style-name="T16">internamente es un alias del objeto jQuery. Si lo deseamos podemos crear nuestro propio alias que la sustituya de la siguiente forma.</text:span></text:p>
      <text:p text:style-name="P24">Ejemplo</text:p>
      <text:p text:style-name="P50">var miAlias=jQuery;</text:p>
      <text:p text:style-name="P50"><text:span text:style-name="T17">mialias</text:span>.ready(function() {</text:p>
      <text:p text:style-name="P50"><text:s text:c="3"/>//Aquí van todas las acciones del documento.</text:p>
      <text:p text:style-name="P50">});</text:p>
      <text:p text:style-name="Text_20_body">El uso de alias es útil cuando hay conflictos con otras bibliotecas Javascript que utilicen el alias $.</text:p>
      <text:p text:style-name="Text_20_body"><text:soft-page-break/>Mas información en <text:a xlink:type="simple" xlink:href="http://learn.jquery.com/using-jquery-core/avoid-conflicts-other-libraries/" text:style-name="Internet_20_link" text:visited-style-name="Visited_20_Internet_20_Link">http://learn.jquery.com/using-jquery-core/avoid-conflicts-other-libraries/</text:a></text:p>
      <text:h text:style-name="P77" text:outline-level="1">Código incial en jQuery: $(document).ready</text:h>
      <text:p text:style-name="P29">Para comenzar a utilizar jQuery, debemos esperar a que el documento este listo. Ahí empezaremos a utilizar nuestro código.</text:p>
      <text:p text:style-name="P29">Incluiremos nuestro código inicial en $(document).ready (El equivalente a Main en otros lenguajes de programación).</text:p>
      <text:p text:style-name="P23">Ejemplo</text:p>
      <text:p text:style-name="Código">$(document).ready(function() {</text:p>
      <text:p text:style-name="Código"><text:s text:c="3"/>//Aquí van todas las acciones del documento.</text:p>
      <text:p text:style-name="Código">});</text:p>
      <text:h text:style-name="P78" text:outline-level="1">Algunas funciones útiles</text:h>
      <text:h text:style-name="P85" text:outline-level="2">CSS</text:h>
      <text:p text:style-name="P30">Seleccionado un elemento o conjunto de ellos, con la función css podemos modificar su código CSS.</text:p>
      <text:p text:style-name="P30">De manera básica podemos acceder a cualquier propiedad (usando su nombre CSS) y leerla o modificarla.</text:p>
      <text:list xml:id="list2642331929" text:style-name="L5">
        <text:list-item>
          <text:p text:style-name="P63">css(propiedad): devuelve el valor de dicha propiedad</text:p>
        </text:list-item>
        <text:list-item>
          <text:p text:style-name="P63">css(propiedad,valor): modifica el valor de dicha propiedad.</text:p>
        </text:list-item>
      </text:list>
      <text:p text:style-name="P25">Ejemplo</text:p>
      <text:p text:style-name="Código"><text:span text:style-name="Source_20_Text"><text:span text:style-name="T18">v</text:span></text:span><text:span text:style-name="Source_20_Text">ar color = $(“#miElemento”).css("background-color"); // </text:span><text:span text:style-name="Source_20_Text"><text:span text:style-name="T18">Obtiene el color </text:span></text:span></text:p>
      <text:p text:style-name="P51"><text:span text:style-name="Source_20_Text">$(“#miElemento”).css("background-color",”</text:span><text:span text:style-name="Source_20_Text"><text:span text:style-name="T18">red”</text:span></text:span><text:span text:style-name="Source_20_Text">); // </text:span><text:span text:style-name="Source_20_Text"><text:span text:style-name="T18">Pone el fondo rojo</text:span></text:span></text:p>
      <text:p text:style-name="P30">Mas información en <text:a xlink:type="simple" xlink:href="http://api.jquery.com/css/" text:style-name="Internet_20_link" text:visited-style-name="Visited_20_Internet_20_Link">http://api.jquery.com/css/</text:a></text:p>
      <text:h text:style-name="P86" text:outline-level="2">Filtros</text:h>
      <text:p text:style-name="P33">Hemos visto que jQuery permite obtener conjuntos de elementos. A veces merece la pena aplicar filtros a los conjuntos de elementos obtenidos. El selector aplicado indicará que conjunto se desea recibir. </text:p>
      <text:p text:style-name="P33">En <text:a xlink:type="simple" xlink:href="https://api.jquery.com/category/selectors/" text:style-name="Internet_20_link" text:visited-style-name="Visited_20_Internet_20_Link">https://api.jquery.com/category/selectors/</text:a> tenéis los selectores disponibles. En el ejemplo, se usa :even que sirve para filtrar solo los impares. Otros tipicos suelen ser :first, :last, :odd, :hidde, :visible</text:p>
      <text:p text:style-name="P26">Ejemplo</text:p>
      <text:p text:style-name="P52"><text:span text:style-name="Source_20_Text">$("li").filter(":even").css("background-color","red"); </text:span></text:p>
      <text:p text:style-name="P52"><text:span text:style-name="Source_20_Text">//</text:span><text:span text:style-name="Source_20_Text"><text:span text:style-name="T19">Pone el fondo rojo rojo los li impares</text:span></text:span></text:p>
      <text:p text:style-name="P31"><text:soft-page-break/><text:span text:style-name="T27">Más</text:span> información en <text:a xlink:type="simple" xlink:href="http://api.jquery.com/filter/" text:style-name="Internet_20_link" text:visited-style-name="Visited_20_Internet_20_Link"><text:span text:style-name="T19">http://api.jquery.com/filter/</text:span></text:a></text:p>
      <text:h text:style-name="P86" text:outline-level="2">Modificando DOM</text:h>
      <text:p text:style-name="P33">La biblioteca jQuery nos permite entre otras cosas modificar el DOM de la página.</text:p>
      <text:p text:style-name="P33">Ya hemos visto como acceder a los elementos DOM con $(). Ahora veremos algunas de las funciones más típicas para modificar su estructura:</text:p>
      <text:list xml:id="list2507858846" text:style-name="L6">
        <text:list-item>
          <text:p text:style-name="P64">html(nuevoContenido): permite modificar el contenido HTML de un elemento. Si se llama sin <text:span text:style-name="T28">parámetros</text:span>, simplemente devuelve el HTML actual del elemento.</text:p>
          <text:list>
            <text:list-item>
              <text:p text:style-name="P64"><text:a xlink:type="simple" xlink:href="http://api.jquery.com/html/" text:style-name="Internet_20_link" text:visited-style-name="Visited_20_Internet_20_Link">http://api.jquery.com/html/</text:a></text:p>
            </text:list-item>
          </text:list>
        </text:list-item>
        <text:list-item>
          <text:p text:style-name="P64">append(elemento)/prepend(elemento): añade un elemento como hijo del elemento actual al final o al principio.</text:p>
          <text:list>
            <text:list-item>
              <text:p text:style-name="P64"><text:a xlink:type="simple" xlink:href="http://api.jquery.com/append/" text:style-name="Internet_20_link" text:visited-style-name="Visited_20_Internet_20_Link">http://api.jquery.com/append/</text:a> y <text:a xlink:type="simple" xlink:href="http://api.jquery.com/prepend/" text:style-name="Internet_20_link" text:visited-style-name="Visited_20_Internet_20_Link">http://api.jquery.com/prepend/</text:a></text:p>
            </text:list-item>
          </text:list>
        </text:list-item>
        <text:list-item>
          <text:p text:style-name="P64">empty(): <text:span text:style-name="T28">vacía</text:span> el contenido HTML de un elemento.</text:p>
          <text:list>
            <text:list-item>
              <text:p text:style-name="P64"><text:a xlink:type="simple" xlink:href="https://api.jquery.com/empty/" text:style-name="Internet_20_link" text:visited-style-name="Visited_20_Internet_20_Link">https://api.jquery.com/empty/</text:a></text:p>
            </text:list-item>
          </text:list>
        </text:list-item>
        <text:list-item>
          <text:p text:style-name="P64">remove(): elimina el conjunto de elementos al que se le aplique</text:p>
          <text:list>
            <text:list-item>
              <text:p text:style-name="P64"><text:a xlink:type="simple" xlink:href="https://api.jquery.com/remove/" text:style-name="Internet_20_link" text:visited-style-name="Visited_20_Internet_20_Link">https://api.jquery.com/remove/</text:a></text:p>
            </text:list-item>
          </text:list>
        </text:list-item>
      </text:list>
      <text:p text:style-name="P26">Ejemplo</text:p>
      <text:p text:style-name="Código"><text:span text:style-name="Source_20_Text"><text:span text:style-name="T19">miHTML=</text:span></text:span><text:span text:style-name="Source_20_Text">$(“</text:span><text:span text:style-name="Source_20_Text"><text:span text:style-name="T19">#miDiv”).html();// Obtiene el HTML del elemento</text:span></text:span></text:p>
      <text:p text:style-name="Código"><text:span text:style-name="Source_20_Text">$(“</text:span><text:span text:style-name="Source_20_Text"><text:span text:style-name="T19">#miDiv”).html(“&lt;b&gt;Hola&lt;/b&gt;”);// Modifica el HTML del elemento</text:span></text:span></text:p>
      <text:p text:style-name="Código"><text:span text:style-name="Source_20_Text">$("p").empty(); // </text:span><text:span text:style-name="Source_20_Text"><text:span text:style-name="T20">Vacia todos los elementos P</text:span></text:span></text:p>
      <text:p text:style-name="P53">$(“#miDiv”).append(“&lt;p&gt;Probando&lt;/p&gt;”);// Añade el elemento P a #miDiv</text:p>
      <text:p text:style-name="Código"><text:span text:style-name="Source_20_Text">$(“div”).remove(); // Elimina todos los divs</text:span></text:p>
      <text:p text:style-name="P32"><text:span text:style-name="T28">Más</text:span> información en <text:a xlink:type="simple" xlink:href="http://api.jquery.com/category/manipulation/dom-insertion-inside/" text:style-name="Internet_20_link" text:visited-style-name="Visited_20_Internet_20_Link"><text:span text:style-name="T19">http://api.jquery.com/category/manipulation/dom-insertion-inside/</text:span></text:a><text:span text:style-name="T19"> y en </text:span><text:a xlink:type="simple" xlink:href="https://api.jquery.com/category/manipulation/dom-removal/" text:style-name="Internet_20_link" text:visited-style-name="Visited_20_Internet_20_Link"><text:span text:style-name="T19">https://api.jquery.com/category/manipulation/dom-removal/</text:span></text:a></text:p>
      <text:h text:style-name="P87" text:outline-level="2">Manejando eventos</text:h>
      <text:p text:style-name="P34">La biblioteca jQuery nos <text:span text:style-name="T20">permite manejar eventos de los distintos elementos</text:span>.</text:p>
      <text:p text:style-name="P38">En esta página podéis ver una lista de eventos que pueden ser manejados. </text:p>
      <text:p text:style-name="P34"><text:a xlink:type="simple" xlink:href="https://api.jquery.com/category/events/" text:style-name="Internet_20_link" text:visited-style-name="Visited_20_Internet_20_Link"><text:span text:style-name="T20">https://api.jquery.com/category/events/</text:span></text:a></text:p>
      <text:p text:style-name="P38"><text:span text:style-name="T28">Aquí</text:span> un ejemplo con click <text:a xlink:type="simple" xlink:href="https://api.jquery.com/click/" text:style-name="Internet_20_link" text:visited-style-name="Visited_20_Internet_20_Link">https://api.jquery.com/click/</text:a> </text:p>
      <text:p text:style-name="P27">Ejemplo</text:p>
      <text:p text:style-name="Código"><text:span text:style-name="Source_20_Text">$( "#target" ).click(function() {</text:span></text:p>
      <text:p text:style-name="Código"><text:span text:style-name="Source_20_Text"><text:s text:c="2"/>alert( "Handler for .click() called." );</text:span></text:p>
      <text:p text:style-name="Código"><text:span text:style-name="Source_20_Text">});</text:span></text:p>
      <text:p text:style-name="P40"/>
      <text:h text:style-name="Heading_20_2" text:outline-level="2"><text:soft-page-break/>Animaciones en jQuery: <text:span text:style-name="T35">mostrar/ocultar</text:span></text:h>
      <text:p text:style-name="P66">Se pueden realizar animaciones en jQuery que permiten dotar de mas vistosidad a la página. </text:p>
      <text:p text:style-name="P66"><text:span text:style-name="T35">Hay dos elementos comunes a casi todas las animaciones:</text:span></text:p>
      <text:list xml:id="list1685271397" text:style-name="L8">
        <text:list-item>
          <text:p text:style-name="P67"><text:span text:style-name="T35">Se les puede pasar el tiempo que dura la animación en ms. </text:span><text:span text:style-name="Source_20_Text"><text:span text:style-name="T31">Aparte de forma numérica, también se puede pasar la velocidad de la animación en modo texto (slow: 600ms, normal: 400ms, fast: 200ms).</text:span></text:span></text:p>
        </text:list-item>
        <text:list-item>
          <text:p text:style-name="P67"><text:span text:style-name="Source_20_Text"><text:span text:style-name="T32">Se les pude incluir al final una función de callback (función que se ejecuta al finalizar la animación). </text:span></text:span><text:span text:style-name="Source_20_Text"><text:span text:style-name="T33">Si el selector aplica a varios elementos, esta función se llamará una vez por cada elemento afectado.</text:span></text:span></text:p>
        </text:list-item>
      </text:list>
      <text:p text:style-name="P65">Un ejemplo es la típica de usar hide() and show().</text:p>
      <text:p text:style-name="P89"><text:span text:style-name="Source_20_Text">$('</text:span><text:span text:style-name="Source_20_Text"><text:span text:style-name="T29">#</text:span></text:span><text:span text:style-name="Source_20_Text">element</text:span><text:span text:style-name="Source_20_Text"><text:span text:style-name="T29">o</text:span></text:span><text:span text:style-name="Source_20_Text">').show(3000); // </text:span><text:span text:style-name="Source_20_Text"><text:span text:style-name="T29">Hace que se muestre un elemento oculto</text:span></text:span></text:p>
      <text:p text:style-name="P89"><text:span text:style-name="Source_20_Text">// </text:span><text:span text:style-name="Source_20_Text"><text:span text:style-name="T29">El tiempo indica cuanto dura en ms la animacion de mostrado</text:span></text:span></text:p>
      <text:p text:style-name="P89"><text:span text:style-name="Source_20_Text">$('.</text:span><text:span text:style-name="Source_20_Text"><text:span text:style-name="T29">clase</text:span></text:span><text:span text:style-name="Source_20_Text">').</text:span><text:span text:style-name="Source_20_Text"><text:span text:style-name="T29">hide</text:span></text:span><text:span text:style-name="Source_20_Text">(</text:span><text:span text:style-name="Source_20_Text"><text:span text:style-name="T29">4000)</text:span></text:span><text:span text:style-name="Source_20_Text">;</text:span></text:p>
      <text:p text:style-name="P68"><text:span text:style-name="Source_20_Text"><text:span text:style-name="T30">Existen otros métodos similares como </text:span></text:span><text:span text:style-name="Source_20_Text"><text:span text:style-name="T31">fadeIn() </text:span></text:span><text:span text:style-name="Source_20_Text"><text:span text:style-name="T32">y </text:span></text:span><text:span text:style-name="Source_20_Text"><text:span text:style-name="T31">fadeOut(). Como hide y show, pero se basan en aumentar/reducir la opacidad como animaci</text:span></text:span><text:span text:style-name="Source_20_Text"><text:span text:style-name="T32">ó</text:span></text:span><text:span text:style-name="Source_20_Text"><text:span text:style-name="T31">n. </text:span></text:span></text:p>
      <text:p text:style-name="P90"><text:span text:style-name="Source_20_Text"><text:span text:style-name="T35">$('p').fadeIn();</text:span></text:span></text:p>
      <text:p text:style-name="P68"><text:span text:style-name="Source_20_Text"><text:span text:style-name="T32">Existe otro método, fadeTo que permite en vez de ocultar o mostrar ajust</text:span></text:span><text:span text:style-name="Source_20_Text"><text:span text:style-name="T32">ar </text:span></text:span><text:span text:style-name="Source_20_Text"><text:span text:style-name="T32">la opacidad.</text:span></text:span></text:p>
      <text:p text:style-name="Código"><text:bookmark text:name="r-4882760"/><text:span text:style-name="Source_20_Text">$('p').fadeTo("normal", 0.6, function() {</text:span></text:p>
      <text:p text:style-name="Código"><text:bookmark text:name="r-48827601"/><text:span text:style-name="Source_20_Text"><text:s text:c="2"/>// función callback</text:span></text:p>
      <text:p text:style-name="Código"><text:bookmark text:name="r-48827602"/><text:span text:style-name="Source_20_Text">});</text:span></text:p>
      <text:p text:style-name="P68"><text:span text:style-name="Source_20_Text"><text:span text:style-name="T32">Donde la velocidad es normal, la opacidad es 0.6 y se define una función de callback vacía.</text:span></text:span></text:p>
      <text:h text:style-name="Heading_20_2" text:outline-level="2"><text:span text:style-name="Source_20_Text">Animaciones en jQuery: modificar propiedades CSS</text:span></text:h>
      <text:p text:style-name="P68"><text:span text:style-name="Source_20_Text"><text:span text:style-name="T32">En jQuery podemos cambiar propiedades CSS de elementos y que dichos cambios se muestren como animacion con la funcion animate.</text:span></text:span></text:p>
      <text:p text:style-name="P69"><text:span text:style-name="Source_20_Text"><text:span text:style-name="T33">Básicamente a animate se le pasan los nuevos valores de las propiedades del selector y opcionalmente otros parámetros como velocidad, función callback, etc.</text:span></text:span></text:p>
      <text:p text:style-name="Código"><text:span text:style-name="Source_20_Text">$( ".block" ).animate({ "left": "-=50px" }, "slow" );</text:span></text:p>
      <text:p text:style-name="P70"><text:span text:style-name="Source_20_Text"><text:span text:style-name="T34">Anima los elementos de clase “block” moviéndolos 50 pixeles a la izquierda.</text:span></text:span></text:p>
      <text:p text:style-name="P69"><text:span text:style-name="Source_20_Text"><text:span text:style-name="T33">En la propia API de jQuery tenéis varios ejemplos interesantes con código.</text:span></text:span></text:p>
      <text:p text:style-name="P68"><text:a xlink:type="simple" xlink:href="http://api.jquery.com/animate/" text:style-name="Internet_20_link" text:visited-style-name="Visited_20_Internet_20_Link"><text:span text:style-name="Source_20_Text"><text:span text:style-name="T32">http://api.jquery.com/animate/</text:span></text:span></text:a></text:p>
      <text:p text:style-name="P68"><text:span text:style-name="Source_20_Text"><text:span text:style-name="T32"/></text:span></text:p>
      <text:p text:style-name="P56"><text:span text:style-name="Source_20_Text"><text:span text:style-name="T32"/></text:span></text:p>
      <text:h text:style-name="P79" text:outline-level="1"><text:soft-page-break/>AJAX <text:span text:style-name="T24">en Jquery</text:span></text:h>
      <text:p text:style-name="P35">La biblioteca jQuery nos <text:span text:style-name="T20">permite de manera sencilla realizar las acciones que nos permite usar AJAX. Tenéis una descripción de los métodos para usar AJAX en </text:span><text:a xlink:type="simple" xlink:href="https://api.jquery.com/category/ajax/" text:style-name="Internet_20_link" text:visited-style-name="Visited_20_Internet_20_Link"><text:span text:style-name="T20">https://api.jquery.com/category/ajax/</text:span></text:a></text:p>
      <text:p text:style-name="P39"><text:span text:style-name="T21">El método principal es ajax </text:span><text:a xlink:type="simple" xlink:href="https://api.jquery.com/jQuery.ajax/" text:style-name="Internet_20_link" text:visited-style-name="Visited_20_Internet_20_Link"><text:span text:style-name="T21">https://api.jquery.com/jQuery.ajax/</text:span></text:a></text:p>
      <text:p text:style-name="P28">Ejemplo</text:p>
      <text:p text:style-name="P54"><text:span text:style-name="Source_20_Text">$.ajax({</text:span></text:p>
      <text:p text:style-name="P54"><text:span text:style-name="Source_20_Text"><text:s text:c="2"/>method:"POST",</text:span></text:p>
      <text:p text:style-name="P54"><text:span text:style-name="Source_20_Text"><text:s text:c="2"/>url:"</text:span><text:span text:style-name="Source_20_Text"><text:span text:style-name="T21">prueba</text:span></text:span><text:span text:style-name="Source_20_Text">.php",</text:span></text:p>
      <text:p text:style-name="P54"><text:span text:style-name="Source_20_Text"><text:s text:c="2"/>data:{ n</text:span><text:span text:style-name="Source_20_Text"><text:span text:style-name="T21">ombre</text:span></text:span><text:span text:style-name="Source_20_Text">: “</text:span><text:span text:style-name="Source_20_Text"><text:span text:style-name="T21">Casimiro”</text:span></text:span><text:span text:style-name="Source_20_Text">, </text:span><text:span text:style-name="Source_20_Text"><text:span text:style-name="T21">apellido</text:span></text:span><text:span text:style-name="Source_20_Text">: "B</text:span><text:span text:style-name="Source_20_Text"><text:span text:style-name="T21">uenavista</text:span></text:span><text:span text:style-name="Source_20_Text">" }</text:span></text:p>
      <text:p text:style-name="P91"><text:span text:style-name="Source_20_Text">})</text:span></text:p>
      <text:p text:style-name="P91"><text:span text:style-name="Source_20_Text"><text:s text:c="2"/>.done(function(msg) {</text:span></text:p>
      <text:p text:style-name="P91"><text:span text:style-name="Source_20_Text"><text:s text:c="4"/>alert("</text:span><text:span text:style-name="Source_20_Text"><text:span text:style-name="T21">Recibo</text:span></text:span><text:span text:style-name="Source_20_Text">: " + msg);</text:span></text:p>
      <text:p text:style-name="P91"><text:span text:style-name="Source_20_Text"><text:s text:c="2"/>})</text:span></text:p>
      <text:p text:style-name="P91"><text:span text:style-name="Source_20_Text"><text:s text:c="2"/>.</text:span><text:span text:style-name="Source_20_Text"><text:span text:style-name="T36">fail</text:span></text:span><text:span text:style-name="Source_20_Text">(function() {</text:span></text:p>
      <text:p text:style-name="P91"><text:span text:style-name="Source_20_Text"><text:s text:c="4"/>alert("</text:span><text:span text:style-name="Source_20_Text"><text:span text:style-name="T36">Error</text:span></text:span><text:span text:style-name="Source_20_Text"><text:span text:style-name="T36">"</text:span></text:span><text:span text:style-name="Source_20_Text">);</text:span></text:p>
      <text:p text:style-name="P91"><text:span text:style-name="Source_20_Text"><text:s text:c="2"/>})</text:span></text:p>
      <text:p text:style-name="P91"><text:span text:style-name="Source_20_Text"><text:s text:c="2"/>.</text:span><text:span text:style-name="Source_20_Text"><text:span text:style-name="T36">always</text:span></text:span><text:span text:style-name="Source_20_Text">(function() {</text:span></text:p>
      <text:p text:style-name="P91"><text:span text:style-name="Source_20_Text"><text:s text:c="4"/>alert("</text:span><text:span text:style-name="Source_20_Text"><text:span text:style-name="T36">Trabajo realizado</text:span></text:span><text:span text:style-name="Source_20_Text"><text:span text:style-name="T36">"</text:span></text:span><text:span text:style-name="Source_20_Text">);</text:span></text:p>
      <text:p text:style-name="P91"><text:span text:style-name="Source_20_Text"><text:s text:c="2"/>});</text:span></text:p>
      <text:p text:style-name="P54"><text:span text:style-name="Source_20_Text">// </text:span><text:span text:style-name="Source_20_Text"><text:span text:style-name="T21">Ajax que envia dos parametros a prueba.php por metodo POST y cuando recibe la respuesta la imprime con un alert. Si falla muestra “Error” y siempre muestra “Trabajo realizado”.</text:span></text:span></text:p>
      <text:p text:style-name="P71"><text:span text:style-name="T21">También hay métodos alias de $.ajax que nos permiten agilizar el trabajo, como por ejemplo </text:span><text:a xlink:type="simple" xlink:href="https://api.jquery.com/jQuery.getJSON/" text:style-name="Internet_20_link" text:visited-style-name="Visited_20_Internet_20_Link"><text:span text:style-name="T21">https://api.jquery.com/jQuery.getJSON/</text:span></text:a><text:span text:style-name="T21"> que automáticamente parsea a JSON los datos recibidos.</text:span></text:p>
      <text:p text:style-name="P83"><text:span text:style-name="T3"></text:span> <text:span text:style-name="T37">Recordamos que también se puede parsear a mano JSON con JSON.stringify </text:span><text:a xlink:type="simple" xlink:href="https://www.w3schools.com/js/js_json_stringify.asp" text:style-name="Internet_20_link" text:visited-style-name="Visited_20_Internet_20_Link"><text:span text:style-name="T37">https://www.w3schools.com/js/js_json_stringify.asp</text:span></text:a><text:span text:style-name="T37"> y JSON.parse </text:span><text:a xlink:type="simple" xlink:href="https://www.w3schools.com/js/js_json_parse.asp" text:style-name="Internet_20_link" text:visited-style-name="Visited_20_Internet_20_Link"><text:span text:style-name="T37">https://www.w3schools.com/js/js_json_parse.asp</text:span></text:a></text:p>
      <text:h text:style-name="P80" text:outline-level="1">Material adicional</text:h>
      <text:p text:style-name="P43">[<text:span text:style-name="T22">1</text:span>] Fundamentos de jQuery <text:a xlink:type="simple" xlink:href="https://librosweb.es/libro/fundamentos_jquery/" text:style-name="Internet_20_link" text:visited-style-name="Visited_20_Internet_20_Link">https://librosweb.es/libro/fundamentos_jquery/</text:a></text:p>
      <text:p text:style-name="P42"><text:a xlink:type="simple" xlink:href="https://www.udacity.com/course/javascript-basics--ud804" text:style-name="Internet_20_link" text:visited-style-name="Visited_20_Internet_20_Link"><text:span text:style-name="T23">[</text:span></text:a><text:span text:style-name="T23">2] Intro to AJAX (Udacity) </text:span><text:a xlink:type="simple" xlink:href="https://www.udacity.com/course/intro-to-ajax--ud110" text:style-name="Internet_20_link" text:visited-style-name="Visited_20_Internet_20_Link"><text:span text:style-name="T23">https://www.udacity.com/course/intro-to-ajax--ud110</text:span></text:a></text:p>
      <text:p text:style-name="P72">[<text:span text:style-name="T25">3</text:span>] Fundamentos de jQuery <text:a xlink:type="simple" xlink:href="https://librosweb.es/libro/fundamentos_jquery/" text:style-name="Internet_20_link" text:visited-style-name="Visited_20_Internet_20_Link">https://librosweb.es/libro/fundamentos_jquery/</text:a></text:p>
      <text:p text:style-name="P73">[4] Ejemplos básicos de jQuery</text:p>
      <text:p text:style-name="P73"><text:a xlink:type="simple" xlink:href="https://openclassrooms.com/en/courses/4309491-simplifica-tus-proyectos-con-jquery/4822881-agrega-gestores-de-eventos" text:style-name="Internet_20_link" text:visited-style-name="Visited_20_Internet_20_Link">https://openclassrooms.com/en/courses/4309491-simplifica-tus-proyectos-con-jquery/4822881-agrega-gestores-de-eventos</text:a></text:p>
      <text:h text:style-name="P81" text:outline-level="1"><text:soft-page-break/>Bibliografía</text:h>
      <text:p text:style-name="P11">[1] <text:span text:style-name="T10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  <text:p text:style-name="P13"><text:span text:style-name="T11">[</text:span><text:span text:style-name="T12">2] </text:span><text:span text:style-name="T13">API jQuery</text:span></text:p>
      <text:p text:style-name="P36"><text:a xlink:type="simple" xlink:href="http://api.jquery.com/" text:style-name="Internet_20_link" text:visited-style-name="Visited_20_Internet_20_Link"><text:span text:style-name="T13">http://api.jquery.com</text:span>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9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7H15M57S</meta:editing-duration>
    <meta:editing-cycles>87</meta:editing-cycles>
    <meta:generator>LibreOffice/6.0.5.2$Linux_X86_64 LibreOffice_project/00m0$Build-2</meta:generator>
    <dc:title>Plantilla CEED</dc:title>
    <dc:date>2018-07-12T10:03:10.781835921</dc:date>
    <meta:document-statistic meta:table-count="0" meta:image-count="2" meta:object-count="0" meta:page-count="9" meta:paragraph-count="188" meta:word-count="1520" meta:character-count="11061" meta:non-whitespace-character-count="9674"/>
    <meta:template xlink:type="simple" xlink:actuate="onRequest" xlink:title="Plantilla CEED" xlink:href="../../../../../../Plantilla/Plantilla%20CEED.ott" meta:date="2016-09-23T10:38:38.127433422"/>
  </office:meta>
</office:document-meta>
</file>